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6998" officeooo:paragraph-rsid="000a6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nce and contr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18:24.660133070</meta:creation-date>
    <dc:date>2016-08-29T13:18:58.342955698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5.1.4.2$Linux_X86_64 LibreOffice_project/10m0$Build-2</meta:generator>
  </office:meta>
</office:document-meta>
</file>